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font-variant="normal" fo:text-transform="none" fo:color="#336633" style:font-name="Calibri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itulo">
      <style:text-properties fo:font-variant="normal" fo:text-transform="none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1d0c23" officeooo:paragraph-rsid="001d0c23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officeooo:rsid="001d0c23"/>
    </style:style>
    <style:style style:name="T9" style:family="text">
      <style:text-properties officeooo:rsid="001e5c74"/>
    </style:style>
    <style:style style:name="T10" style:family="text">
      <style:text-properties officeooo:rsid="0020e484"/>
    </style:style>
    <style:style style:name="T11" style:family="text">
      <style:text-properties officeooo:rsid="00225fa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5"/>
          <text:p text:style-name="P5"><text:user-field-get text:name="Modulo">Computer Systems</text:user-field-get></text:p>
          <text:p text:style-name="P5">CFGS DAW</text:p>
        </draw:text-box>
      </draw:frame>
      <text:p text:style-name="P17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8"><text:span text:style-name="T8">Unit 09</text:span>.</text:p>
      <text:p text:style-name="P8"><text:user-field-get text:name="Tema">Disk Images</text:user-field-get></text:p>
      <text:p text:style-name="P7">Activities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Alfredo Oltra / Sergio Garcia</text:p>
      <text:p text:style-name="P12"><text:span text:style-name="T5"><text:s/></text:span><text:a xlink:type="simple" xlink:href="mailto:mail@ceedcv.e" text:style-name="Internet_20_link" text:visited-style-name="Visited_20_Internet_20_Link"><text:span text:style-name="T7">alfredo.oltra@ceedcv.e</text:span></text:a><text:span text:style-name="T6">s</text:span></text:p>
      <text:p text:style-name="P15">201<text:span text:style-name="T11">9</text:span>/20<text:span text:style-name="T11">20</text:span></text:p>
      <text:p text:style-name="P14"><text:tab/><text:tab/><text:tab/><text:tab/><text:tab/><text:tab/><text:tab/><text:tab/><text:tab/><text:tab/>Versión:<text:date style:data-style-name="N104" text:date-value="2019-09-27T11:49:16.500432640">190927</text:date>.<text:time style:data-style-name="N105" text:time-value="2019-09-27T11:49:16.500581628">1149</text:time></text:p>
      <text:p text:style-name="P4"/>
      <text:p text:style-name="Standard"/>
      <text:p text:style-name="P18"/>
      <text:p text:style-name="P9">Licencia</text:p>
      <text:p text:style-name="Standard"/>
      <text:p text:style-name="P11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0"><text:span text:style-name="T3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Text_20_body"/>
      <text:p text:style-name="P10"><text:span text:style-name="T3"> </text:span>Atención. Hace referencia a un tipo de actividad donde los alumnos suelen cometer equivocaciones. </text:p>
      <text:p text:style-name="P10"/>
      <text:p text:style-name="P10"/>
      <text:h text:style-name="Heading_20_1" text:outline-level="1" text:is-list-header="true"/>
      <text:p text:style-name="Standard"/>
      <text:p text:style-name="Standard"/>
      <text:p text:style-name="Standard"/>
      <text:p text:style-name="P19"/>
      <text:p text:style-name="Titulo">UD0<text:user-field-get text:name="NumeroTema">9</text:user-field-get>. <text:user-field-get text:name="Tema">Disk Images</text:user-field-get></text:p>
      <text:p text:style-name="P16">Activities</text:p>
      <text:p text:style-name="Titulo"/>
      <text:p text:style-name="Standard"/>
      <text:list xml:id="list2205353194" text:style-name="L1">
        <text:list-item>
          <text:p text:style-name="P20">Using DRBL (or CloneZilla) create a image of the main partition of your hard disk. Save it in a exte<text:span text:style-name="T10">r</text:span>nal hard disk. <text:span text:style-name="T8">Share in forum your problems or if you have success without any problem.</text:span></text:p>
        </text:list-item>
        <text:list-item>
          <text:p text:style-name="P20">Using DRBL (or ClonZilla) restore your image in a Virtual Machine. Note that you will need a virtual disk of at least the size of your partition. You can follow this video as a reference</text:p>
          <text:list>
            <text:list-header>
              <text:p text:style-name="P20"><text:a xlink:type="simple" xlink:href="https://www.youtube.com/watch?v=ainjV3X6wqQ" text:style-name="Internet_20_link" text:visited-style-name="Visited_20_Internet_20_Link">https://www.youtube.com/watch?v=ainjV3X6wqQ</text:a></text:p>
            </text:list-header>
          </text:list>
          <text:p text:style-name="P21">Share in forum your problems or if you have success without any problem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3H56M9S</meta:editing-duration>
    <meta:editing-cycles>19</meta:editing-cycles>
    <meta:generator>LibreOffice/6.3.1.2$Linux_X86_64 LibreOffice_project/30$Build-2</meta:generator>
    <dc:title>Plantilla CEED</dc:title>
    <meta:initial-creator>Alfredo Oltra Orengo</meta:initial-creator>
    <dc:date>2019-09-27T11:49:16.394103988</dc:date>
    <meta:document-statistic meta:table-count="0" meta:image-count="2" meta:object-count="0" meta:page-count="3" meta:paragraph-count="25" meta:word-count="242" meta:character-count="1532" meta:non-whitespace-character-count="1297"/>
  </office:meta>
</office:document-meta>
</file>